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2" table:default-cell-style-name="ce1"/>
        <table:table-column table:style-name="co7" table:number-columns-repeated="56" table:default-cell-style-name="ce1"/>
        <table:table-row table:style-name="ro1">
          <table:table-cell/>
          <table:table-cell office:value-type="string" calcext:value-type="string">
            <text:p>configFil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office:value-type="string" calcext:value-type="string">
            <text:p>load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loakFrequency</text:p>
          </table:table-cell>
          <table:table-cell/>
          <table:table-cell table:formula="of:=T(IF([.A5]=&quot;bool&quot;; &quot;Int&quot;; PROPER([.A5])))" office:value-type="string" office:string-value="Int" calcext:value-type="string">
            <text:p>Int</text:p>
          </table:table-cell>
          <table:table-cell table:formula="of:=T(IF([.A5]=&quot;bool&quot;;&quot; as int&quot;;&quot;&quot;))">
            <text:p/>
          </table:table-cell>
          <table:table-cell/>
          <table:table-cell table:formula="of:=IF([.A5]&lt;&gt;&quot;&quot;; &quot;JsonUtil.Set&quot; &amp; [.D5] &amp; &quot;Value(&quot; &amp; [.$B$1] &amp; &quot;, &quot;&quot;&quot; &amp; [.B5] &amp; &quot;&quot;&quot;, SLApproachMain.&quot; &amp; [.B5] &amp; [.E5] &amp; &quot;)&quot;; &quot;&quot;)" office:value-type="string" office:string-value="JsonUtil.SetIntValue(configFile, &quot;cloakFrequency&quot;, SLApproachMain.cloakFrequency)" calcext:value-type="string">
            <text:p>JsonUtil.SetIntValue(configFile, "cloakFrequency", SLApproachMain.cloakFrequency)</text:p>
          </table:table-cell>
          <table:table-cell table:formula="of:=IF([.A5]&lt;&gt;&quot;&quot;; &quot;SLApproachMain.&quot; &amp; [.B5] &amp; &quot; = JsonUtil.Get&quot; &amp; [.D5] &amp; &quot;Value(&quot; &amp; [.$B$1] &amp; &quot;, &quot;&quot;&quot; &amp; [.B5] &amp; &quot;&quot;&quot;)&quot;; &quot;&quot;)" office:value-type="string" office:string-value="SLApproachMain.cloakFrequency = JsonUtil.GetIntValue(configFile, &quot;cloakFrequency&quot;)" calcext:value-type="string">
            <text:p>SLApproachMain.cloakFrequency = JsonUtil.GetIntValue(configFile, "cloakFrequency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loakRange</text:p>
          </table:table-cell>
          <table:table-cell/>
          <table:table-cell table:formula="of:=T(IF([.A6]=&quot;bool&quot;; &quot;Int&quot;; PROPER([.A6])))" office:value-type="string" office:string-value="Int" calcext:value-type="string">
            <text:p>Int</text:p>
          </table:table-cell>
          <table:table-cell table:formula="of:=T(IF([.A6]=&quot;bool&quot;;&quot; as int&quot;;&quot;&quot;))">
            <text:p/>
          </table:table-cell>
          <table:table-cell/>
          <table:table-cell table:formula="of:=IF([.A6]&lt;&gt;&quot;&quot;; &quot;JsonUtil.Set&quot; &amp; [.D6] &amp; &quot;Value(&quot; &amp; [.$B$1] &amp; &quot;, &quot;&quot;&quot; &amp; [.B6] &amp; &quot;&quot;&quot;, SLApproachMain.&quot; &amp; [.B6] &amp; [.E6] &amp; &quot;)&quot;; &quot;&quot;)" office:value-type="string" office:string-value="JsonUtil.SetIntValue(configFile, &quot;cloakRange&quot;, SLApproachMain.cloakRange)" calcext:value-type="string">
            <text:p>JsonUtil.SetIntValue(configFile, "cloakRange", SLApproachMain.cloakRange)</text:p>
          </table:table-cell>
          <table:table-cell table:formula="of:=IF([.A6]&lt;&gt;&quot;&quot;; &quot;SLApproachMain.&quot; &amp; [.B6] &amp; &quot; = JsonUtil.Get&quot; &amp; [.D6] &amp; &quot;Value(&quot; &amp; [.$B$1] &amp; &quot;, &quot;&quot;&quot; &amp; [.B6] &amp; &quot;&quot;&quot;)&quot;; &quot;&quot;)" office:value-type="string" office:string-value="SLApproachMain.cloakRange = JsonUtil.GetIntValue(configFile, &quot;cloakRange&quot;)" calcext:value-type="string">
            <text:p>SLApproachMain.cloakRange = JsonUtil.GetIntValue(configFile, "cloakRange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baseChanceMultiplier</text:p>
          </table:table-cell>
          <table:table-cell/>
          <table:table-cell table:formula="of:=T(IF([.A7]=&quot;bool&quot;; &quot;Int&quot;; PROPER([.A7])))" office:value-type="string" office:string-value="Float" calcext:value-type="string">
            <text:p>Float</text:p>
          </table:table-cell>
          <table:table-cell table:formula="of:=T(IF([.A7]=&quot;bool&quot;;&quot; as int&quot;;&quot;&quot;))">
            <text:p/>
          </table:table-cell>
          <table:table-cell/>
          <table:table-cell table:formula="of:=IF([.A7]&lt;&gt;&quot;&quot;; &quot;JsonUtil.Set&quot; &amp; [.D7] &amp; &quot;Value(&quot; &amp; [.$B$1] &amp; &quot;, &quot;&quot;&quot; &amp; [.B7] &amp; &quot;&quot;&quot;, SLApproachMain.&quot; &amp; [.B7] &amp; [.E7] &amp; &quot;)&quot;; &quot;&quot;)" office:value-type="string" office:string-value="JsonUtil.SetFloatValue(configFile, &quot;baseChanceMultiplier&quot;, SLApproachMain.baseChanceMultiplier)" calcext:value-type="string">
            <text:p>JsonUtil.SetFloatValue(configFile, "baseChanceMultiplier", SLApproachMain.baseChanceMultiplier)</text:p>
          </table:table-cell>
          <table:table-cell table:formula="of:=IF([.A7]&lt;&gt;&quot;&quot;; &quot;SLApproachMain.&quot; &amp; [.B7] &amp; &quot; = JsonUtil.Get&quot; &amp; [.D7] &amp; &quot;Value(&quot; &amp; [.$B$1] &amp; &quot;, &quot;&quot;&quot; &amp; [.B7] &amp; &quot;&quot;&quot;)&quot;; &quot;&quot;)" office:value-type="string" office:string-value="SLApproachMain.baseChanceMultiplier = JsonUtil.GetFloatValue(configFile, &quot;baseChanceMultiplier&quot;)" calcext:value-type="string">
            <text:p>SLApproachMain.baseChanceMultiplier = JsonUtil.GetFloatValue(configFile, "baseChanceMultiplier")</text:p>
          </table:table-cell>
          <table:table-cell table:number-columns-repeated="56"/>
        </table:table-row>
        <table:table-row table:style-name="ro1">
          <table:table-cell table:number-columns-repeated="3"/>
          <table:table-cell table:formula="of:=T(IF([.A8]=&quot;bool&quot;; &quot;Int&quot;; PROPER([.A8])))">
            <text:p/>
          </table:table-cell>
          <table:table-cell table:formula="of:=T(IF([.A8]=&quot;bool&quot;;&quot; as int&quot;;&quot;&quot;))">
            <text:p/>
          </table:table-cell>
          <table:table-cell/>
          <table:table-cell table:formula="of:=IF([.A8]&lt;&gt;&quot;&quot;; &quot;JsonUtil.Set&quot; &amp; [.D8] &amp; &quot;Value(&quot; &amp; [.$B$1] &amp; &quot;, &quot;&quot;&quot; &amp; [.B8] &amp; &quot;&quot;&quot;, &quot; &amp; [.B8] &amp; [.E8] &amp; &quot;)&quot;; &quot;&quot;)">
            <text:p/>
          </table:table-cell>
          <table:table-cell table:formula="of:=IF([.A8]&lt;&gt;&quot;&quot;; [.B8] &amp; &quot; = JsonUtil.Get&quot; &amp; [.D8] &amp; &quot;Value(&quot; &amp; [.$B$1] &amp; &quot;, &quot;&quot;&quot; &amp; [.B8] &amp; &quot;&quot;&quot;)&quot;; &quot;&quot;)">
            <text:p/>
          </table:table-cell>
          <table:table-cell table:number-columns-repeated="56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RapeFlag</text:p>
          </table:table-cell>
          <table:table-cell/>
          <table:table-cell table:formula="of:=T(IF([.A9]=&quot;bool&quot;; &quot;Int&quot;; PROPER([.A9])))" office:value-type="string" office:string-value="Int" calcext:value-type="string">
            <text:p>Int</text:p>
          </table:table-cell>
          <table:table-cell table:formula="of:=T(IF([.A9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9]&lt;&gt;&quot;&quot;; &quot;JsonUtil.Set&quot; &amp; [.D9] &amp; &quot;Value(&quot; &amp; [.$B$1] &amp; &quot;, &quot;&quot;&quot; &amp; [.B9] &amp; &quot;&quot;&quot;, SLApproachMain.&quot; &amp; [.B9] &amp; [.E9] &amp; &quot;)&quot;; &quot;&quot;)" office:value-type="string" office:string-value="JsonUtil.SetIntValue(configFile, &quot;enableRapeFlag&quot;, SLApproachMain.enableRapeFlag as int)" calcext:value-type="string">
            <text:p>JsonUtil.SetIntValue(configFile, "enableRapeFlag", SLApproachMain.enableRapeFlag as int)</text:p>
          </table:table-cell>
          <table:table-cell table:formula="of:=IF([.A9]&lt;&gt;&quot;&quot;; &quot;SLApproachMain.&quot; &amp; [.B9] &amp; &quot; = JsonUtil.Get&quot; &amp; [.D9] &amp; &quot;Value(&quot; &amp; [.$B$1] &amp; &quot;, &quot;&quot;&quot; &amp; [.B9] &amp; &quot;&quot;&quot;)&quot;; &quot;&quot;)" office:value-type="string" office:string-value="SLApproachMain.enableRapeFlag = JsonUtil.GetIntValue(configFile, &quot;enableRapeFlag&quot;)" calcext:value-type="string">
            <text:p>SLApproachMain.enableRapeFlag = JsonUtil.GetIntValue(configFile, "enableRapeFlag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PetsFlag</text:p>
          </table:table-cell>
          <table:table-cell/>
          <table:table-cell table:formula="of:=T(IF([.A10]=&quot;bool&quot;; &quot;Int&quot;; PROPER([.A10])))" office:value-type="string" office:string-value="Int" calcext:value-type="string">
            <text:p>Int</text:p>
          </table:table-cell>
          <table:table-cell table:formula="of:=T(IF([.A10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0]&lt;&gt;&quot;&quot;; &quot;JsonUtil.Set&quot; &amp; [.D10] &amp; &quot;Value(&quot; &amp; [.$B$1] &amp; &quot;, &quot;&quot;&quot; &amp; [.B10] &amp; &quot;&quot;&quot;, SLApproachMain.&quot; &amp; [.B10] &amp; [.E10] &amp; &quot;)&quot;; &quot;&quot;)" office:value-type="string" office:string-value="JsonUtil.SetIntValue(configFile, &quot;enablePetsFlag&quot;, SLApproachMain.enablePetsFlag as int)" calcext:value-type="string">
            <text:p>JsonUtil.SetIntValue(configFile, "enablePetsFlag", SLApproachMain.enablePetsFlag as int)</text:p>
          </table:table-cell>
          <table:table-cell table:formula="of:=IF([.A10]&lt;&gt;&quot;&quot;; &quot;SLApproachMain.&quot; &amp; [.B10] &amp; &quot; = JsonUtil.Get&quot; &amp; [.D10] &amp; &quot;Value(&quot; &amp; [.$B$1] &amp; &quot;, &quot;&quot;&quot; &amp; [.B10] &amp; &quot;&quot;&quot;)&quot;; &quot;&quot;)" office:value-type="string" office:string-value="SLApproachMain.enablePetsFlag = JsonUtil.GetIntValue(configFile, &quot;enablePetsFlag&quot;)" calcext:value-type="string">
            <text:p>SLApproachMain.enablePetsFlag = JsonUtil.GetIntValue(configFile, "enablePetsFlag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PlayerHorseFlag</text:p>
          </table:table-cell>
          <table:table-cell/>
          <table:table-cell table:formula="of:=T(IF([.A11]=&quot;bool&quot;; &quot;Int&quot;; PROPER([.A11])))" office:value-type="string" office:string-value="Int" calcext:value-type="string">
            <text:p>Int</text:p>
          </table:table-cell>
          <table:table-cell table:formula="of:=T(IF([.A11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1]&lt;&gt;&quot;&quot;; &quot;JsonUtil.Set&quot; &amp; [.D11] &amp; &quot;Value(&quot; &amp; [.$B$1] &amp; &quot;, &quot;&quot;&quot; &amp; [.B11] &amp; &quot;&quot;&quot;, SLApproachMain.&quot; &amp; [.B11] &amp; [.E11] &amp; &quot;)&quot;; &quot;&quot;)" office:value-type="string" office:string-value="JsonUtil.SetIntValue(configFile, &quot;enablePlayerHorseFlag&quot;, SLApproachMain.enablePlayerHorseFlag as int)" calcext:value-type="string">
            <text:p>JsonUtil.SetIntValue(configFile, "enablePlayerHorseFlag", SLApproachMain.enablePlayerHorseFlag as int)</text:p>
          </table:table-cell>
          <table:table-cell table:formula="of:=IF([.A11]&lt;&gt;&quot;&quot;; &quot;SLApproachMain.&quot; &amp; [.B11] &amp; &quot; = JsonUtil.Get&quot; &amp; [.D11] &amp; &quot;Value(&quot; &amp; [.$B$1] &amp; &quot;, &quot;&quot;&quot; &amp; [.B11] &amp; &quot;&quot;&quot;)&quot;; &quot;&quot;)" office:value-type="string" office:string-value="SLApproachMain.enablePlayerHorseFlag = JsonUtil.GetIntValue(configFile, &quot;enablePlayerHorseFlag&quot;)" calcext:value-type="string">
            <text:p>SLApproachMain.enablePlayerHorseFlag = JsonUtil.GetIntValue(configFile, "enablePlayerHorseFlag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lderRaceFlag</text:p>
          </table:table-cell>
          <table:table-cell/>
          <table:table-cell table:formula="of:=T(IF([.A12]=&quot;bool&quot;; &quot;Int&quot;; PROPER([.A12])))" office:value-type="string" office:string-value="Int" calcext:value-type="string">
            <text:p>Int</text:p>
          </table:table-cell>
          <table:table-cell table:formula="of:=T(IF([.A12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2]&lt;&gt;&quot;&quot;; &quot;JsonUtil.Set&quot; &amp; [.D12] &amp; &quot;Value(&quot; &amp; [.$B$1] &amp; &quot;, &quot;&quot;&quot; &amp; [.B12] &amp; &quot;&quot;&quot;, SLApproachMain.&quot; &amp; [.B12] &amp; [.E12] &amp; &quot;)&quot;; &quot;&quot;)" office:value-type="string" office:string-value="JsonUtil.SetIntValue(configFile, &quot;enableElderRaceFlag&quot;, SLApproachMain.enableElderRaceFlag as int)" calcext:value-type="string">
            <text:p>JsonUtil.SetIntValue(configFile, "enableElderRaceFlag", SLApproachMain.enableElderRaceFlag as int)</text:p>
          </table:table-cell>
          <table:table-cell table:formula="of:=IF([.A12]&lt;&gt;&quot;&quot;; &quot;SLApproachMain.&quot; &amp; [.B12] &amp; &quot; = JsonUtil.Get&quot; &amp; [.D12] &amp; &quot;Value(&quot; &amp; [.$B$1] &amp; &quot;, &quot;&quot;&quot; &amp; [.B12] &amp; &quot;&quot;&quot;)&quot;; &quot;&quot;)" office:value-type="string" office:string-value="SLApproachMain.enableElderRaceFlag = JsonUtil.GetIntValue(configFile, &quot;enableElderRaceFlag&quot;)" calcext:value-type="string">
            <text:p>SLApproachMain.enableElderRaceFlag = JsonUtil.GetIntValue(configFile, "enableElderRaceFlag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PromiseFlag</text:p>
          </table:table-cell>
          <table:table-cell/>
          <table:table-cell table:formula="of:=T(IF([.A13]=&quot;bool&quot;; &quot;Int&quot;; PROPER([.A13])))" office:value-type="string" office:string-value="Int" calcext:value-type="string">
            <text:p>Int</text:p>
          </table:table-cell>
          <table:table-cell table:formula="of:=T(IF([.A13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3]&lt;&gt;&quot;&quot;; &quot;JsonUtil.Set&quot; &amp; [.D13] &amp; &quot;Value(&quot; &amp; [.$B$1] &amp; &quot;, &quot;&quot;&quot; &amp; [.B13] &amp; &quot;&quot;&quot;, SLApproachMain.&quot; &amp; [.B13] &amp; [.E13] &amp; &quot;)&quot;; &quot;&quot;)" office:value-type="string" office:string-value="JsonUtil.SetIntValue(configFile, &quot;enablePromiseFlag&quot;, SLApproachMain.enablePromiseFlag as int)" calcext:value-type="string">
            <text:p>JsonUtil.SetIntValue(configFile, "enablePromiseFlag", SLApproachMain.enablePromiseFlag as int)</text:p>
          </table:table-cell>
          <table:table-cell table:formula="of:=IF([.A13]&lt;&gt;&quot;&quot;; &quot;SLApproachMain.&quot; &amp; [.B13] &amp; &quot; = JsonUtil.Get&quot; &amp; [.D13] &amp; &quot;Value(&quot; &amp; [.$B$1] &amp; &quot;, &quot;&quot;&quot; &amp; [.B13] &amp; &quot;&quot;&quot;)&quot;; &quot;&quot;)" office:value-type="string" office:string-value="SLApproachMain.enablePromiseFlag = JsonUtil.GetIntValue(configFile, &quot;enablePromiseFlag&quot;)" calcext:value-type="string">
            <text:p>SLApproachMain.enablePromiseFlag = JsonUtil.GetIntValue(configFile, "enablePromiseFlag")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lowestArousalPC</text:p>
          </table:table-cell>
          <table:table-cell/>
          <table:table-cell table:formula="of:=T(IF([.A15]=&quot;bool&quot;; &quot;Int&quot;; PROPER([.A15])))" office:value-type="string" office:string-value="Int" calcext:value-type="string">
            <text:p>Int</text:p>
          </table:table-cell>
          <table:table-cell table:formula="of:=T(IF([.A15]=&quot;bool&quot;;&quot; as int&quot;;&quot;&quot;))">
            <text:p/>
          </table:table-cell>
          <table:table-cell/>
          <table:table-cell table:formula="of:=IF([.A15]&lt;&gt;&quot;&quot;; &quot;JsonUtil.Set&quot; &amp; [.D15] &amp; &quot;Value(&quot; &amp; [.$B$1] &amp; &quot;, &quot;&quot;&quot; &amp; [.B15] &amp; &quot;&quot;&quot;, SLApproachMain.&quot; &amp; [.B15] &amp; [.E15] &amp; &quot;)&quot;; &quot;&quot;)" office:value-type="string" office:string-value="JsonUtil.SetIntValue(configFile, &quot;lowestArousalPC&quot;, SLApproachMain.lowestArousalPC)" calcext:value-type="string">
            <text:p>JsonUtil.SetIntValue(configFile, "lowestArousalPC", SLApproachMain.lowestArousalPC)</text:p>
          </table:table-cell>
          <table:table-cell table:formula="of:=IF([.A15]&lt;&gt;&quot;&quot;; &quot;SLApproachMain.&quot; &amp; [.B15] &amp; &quot; = JsonUtil.Get&quot; &amp; [.D15] &amp; &quot;Value(&quot; &amp; [.$B$1] &amp; &quot;, &quot;&quot;&quot; &amp; [.B15] &amp; &quot;&quot;&quot;)&quot;; &quot;&quot;)" office:value-type="string" office:string-value="SLApproachMain.lowestArousalPC = JsonUtil.GetIntValue(configFile, &quot;lowestArousalPC&quot;)" calcext:value-type="string">
            <text:p>SLApproachMain.lowestArousalPC = JsonUtil.GetIntValue(configFile, "lowestArousalPC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lowestArousalNPC</text:p>
          </table:table-cell>
          <table:table-cell/>
          <table:table-cell table:formula="of:=T(IF([.A16]=&quot;bool&quot;; &quot;Int&quot;; PROPER([.A16])))" office:value-type="string" office:string-value="Int" calcext:value-type="string">
            <text:p>Int</text:p>
          </table:table-cell>
          <table:table-cell table:formula="of:=T(IF([.A16]=&quot;bool&quot;;&quot; as int&quot;;&quot;&quot;))">
            <text:p/>
          </table:table-cell>
          <table:table-cell/>
          <table:table-cell table:formula="of:=IF([.A16]&lt;&gt;&quot;&quot;; &quot;JsonUtil.Set&quot; &amp; [.D16] &amp; &quot;Value(&quot; &amp; [.$B$1] &amp; &quot;, &quot;&quot;&quot; &amp; [.B16] &amp; &quot;&quot;&quot;, SLApproachMain.&quot; &amp; [.B16] &amp; [.E16] &amp; &quot;)&quot;; &quot;&quot;)" office:value-type="string" office:string-value="JsonUtil.SetIntValue(configFile, &quot;lowestArousalNPC&quot;, SLApproachMain.lowestArousalNPC)" calcext:value-type="string">
            <text:p>JsonUtil.SetIntValue(configFile, "lowestArousalNPC", SLApproachMain.lowestArousalNPC)</text:p>
          </table:table-cell>
          <table:table-cell table:formula="of:=IF([.A16]&lt;&gt;&quot;&quot;; &quot;SLApproachMain.&quot; &amp; [.B16] &amp; &quot; = JsonUtil.Get&quot; &amp; [.D16] &amp; &quot;Value(&quot; &amp; [.$B$1] &amp; &quot;, &quot;&quot;&quot; &amp; [.B16] &amp; &quot;&quot;&quot;)&quot;; &quot;&quot;)" office:value-type="string" office:string-value="SLApproachMain.lowestArousalNPC = JsonUtil.GetIntValue(configFile, &quot;lowestArousalNPC&quot;)" calcext:value-type="string">
            <text:p>SLApproachMain.lowestArousalNPC = JsonUtil.GetIntValue(configFile, "lowestArousalNPC")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ForceThirdPersonHug</text:p>
          </table:table-cell>
          <table:table-cell/>
          <table:table-cell table:formula="of:=T(IF([.A18]=&quot;bool&quot;; &quot;Int&quot;; PROPER([.A18])))" office:value-type="string" office:string-value="Int" calcext:value-type="string">
            <text:p>Int</text:p>
          </table:table-cell>
          <table:table-cell table:formula="of:=T(IF([.A18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8]&lt;&gt;&quot;&quot;; &quot;JsonUtil.Set&quot; &amp; [.D18] &amp; &quot;Value(&quot; &amp; [.$B$1] &amp; &quot;, &quot;&quot;&quot; &amp; [.B18] &amp; &quot;&quot;&quot;, SLApproachMain.&quot; &amp; [.B18] &amp; [.E18] &amp; &quot;)&quot;; &quot;&quot;)" office:value-type="string" office:string-value="JsonUtil.SetIntValue(configFile, &quot;enableForceThirdPersonHug&quot;, SLApproachMain.enableForceThirdPersonHug as int)" calcext:value-type="string">
            <text:p>JsonUtil.SetIntValue(configFile, "enableForceThirdPersonHug", SLApproachMain.enableForceThirdPersonHug as int)</text:p>
          </table:table-cell>
          <table:table-cell table:formula="of:=IF([.A18]&lt;&gt;&quot;&quot;; &quot;SLApproachMain.&quot; &amp; [.B18] &amp; &quot; = JsonUtil.Get&quot; &amp; [.D18] &amp; &quot;Value(&quot; &amp; [.$B$1] &amp; &quot;, &quot;&quot;&quot; &amp; [.B18] &amp; &quot;&quot;&quot;)&quot;; &quot;&quot;)" office:value-type="string" office:string-value="SLApproachMain.enableForceThirdPersonHug = JsonUtil.GetIntValue(configFile, &quot;enableForceThirdPersonHug&quot;)" calcext:value-type="string">
            <text:p>SLApproachMain.enableForceThirdPersonHug = JsonUtil.GetIntValue(configFile, "enableForceThirdPersonHug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LogFlag</text:p>
          </table:table-cell>
          <table:table-cell/>
          <table:table-cell table:formula="of:=T(IF([.A19]=&quot;bool&quot;; &quot;Int&quot;; PROPER([.A19])))" office:value-type="string" office:string-value="Int" calcext:value-type="string">
            <text:p>Int</text:p>
          </table:table-cell>
          <table:table-cell table:formula="of:=T(IF([.A19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9]&lt;&gt;&quot;&quot;; &quot;JsonUtil.Set&quot; &amp; [.D19] &amp; &quot;Value(&quot; &amp; [.$B$1] &amp; &quot;, &quot;&quot;&quot; &amp; [.B19] &amp; &quot;&quot;&quot;, SLApproachMain.&quot; &amp; [.B19] &amp; [.E19] &amp; &quot;)&quot;; &quot;&quot;)" office:value-type="string" office:string-value="JsonUtil.SetIntValue(configFile, &quot;debugLogFlag&quot;, SLApproachMain.debugLogFlag as int)" calcext:value-type="string">
            <text:p>JsonUtil.SetIntValue(configFile, "debugLogFlag", SLApproachMain.debugLogFlag as int)</text:p>
          </table:table-cell>
          <table:table-cell table:formula="of:=IF([.A19]&lt;&gt;&quot;&quot;; &quot;SLApproachMain.&quot; &amp; [.B19] &amp; &quot; = JsonUtil.Get&quot; &amp; [.D19] &amp; &quot;Value(&quot; &amp; [.$B$1] &amp; &quot;, &quot;&quot;&quot; &amp; [.B19] &amp; &quot;&quot;&quot;)&quot;; &quot;&quot;)" office:value-type="string" office:string-value="SLApproachMain.debugLogFlag = JsonUtil.GetIntValue(configFile, &quot;debugLogFlag&quot;)" calcext:value-type="string">
            <text:p>SLApproachMain.debugLogFlag = JsonUtil.GetIntValue(configFile, "debugLogFlag")</text:p>
          </table:table-cell>
          <table:table-cell table:number-columns-repeated="56"/>
        </table:table-row>
        <table:table-row table:style-name="ro1">
          <table:table-cell table:number-columns-repeated="3"/>
          <table:table-cell table:formula="of:=T(IF([.A20]=&quot;bool&quot;; &quot;Int&quot;; PROPER([.A20])))">
            <text:p/>
          </table:table-cell>
          <table:table-cell table:formula="of:=T(IF([.A20]=&quot;bool&quot;;&quot; as int&quot;;&quot;&quot;))">
            <text:p/>
          </table:table-cell>
          <table:table-cell/>
          <table:table-cell table:formula="of:=IF([.A20]&lt;&gt;&quot;&quot;; &quot;JsonUtil.Set&quot; &amp; [.D20] &amp; &quot;Value(&quot; &amp; [.$B$1] &amp; &quot;, &quot;&quot;&quot; &amp; [.B20] &amp; &quot;&quot;&quot;, &quot; &amp; [.B20] &amp; [.E20] &amp; &quot;)&quot;; &quot;&quot;)">
            <text:p/>
          </table:table-cell>
          <table:table-cell table:formula="of:=IF([.A20]&lt;&gt;&quot;&quot;; [.B20] &amp; &quot; = JsonUtil.Get&quot; &amp; [.D20] &amp; &quot;Value(&quot; &amp; [.$B$1] &amp; &quot;, &quot;&quot;&quot; &amp; [.B20] &amp; &quot;&quot;&quot;)&quot;; &quot;&quot;)">
            <text:p/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serAddingPointPc</text:p>
          </table:table-cell>
          <table:table-cell/>
          <table:table-cell table:formula="of:=T(IF([.A21]=&quot;bool&quot;; &quot;Int&quot;; PROPER([.A21])))" office:value-type="string" office:string-value="Int" calcext:value-type="string">
            <text:p>Int</text:p>
          </table:table-cell>
          <table:table-cell table:formula="of:=T(IF([.A21]=&quot;bool&quot;;&quot; as int&quot;;&quot;&quot;))">
            <text:p/>
          </table:table-cell>
          <table:table-cell/>
          <table:table-cell table:formula="of:=IF([.A21]&lt;&gt;&quot;&quot;; &quot;JsonUtil.Set&quot; &amp; [.D21] &amp; &quot;Value(&quot; &amp; [.$B$1] &amp; &quot;, &quot;&quot;&quot; &amp; [.B21] &amp; &quot;&quot;&quot;, SLApproachMain.&quot; &amp; [.B21] &amp; [.E21] &amp; &quot;)&quot;; &quot;&quot;)" office:value-type="string" office:string-value="JsonUtil.SetIntValue(configFile, &quot;userAddingPointPc&quot;, SLApproachMain.userAddingPointPc)" calcext:value-type="string">
            <text:p>JsonUtil.SetIntValue(configFile, "userAddingPointPc", SLApproachMain.userAddingPointPc)</text:p>
          </table:table-cell>
          <table:table-cell table:formula="of:=IF([.A21]&lt;&gt;&quot;&quot;; &quot;SLApproachMain.&quot; &amp; [.B21] &amp; &quot; = JsonUtil.Get&quot; &amp; [.D21] &amp; &quot;Value(&quot; &amp; [.$B$1] &amp; &quot;, &quot;&quot;&quot; &amp; [.B21] &amp; &quot;&quot;&quot;)&quot;; &quot;&quot;)" office:value-type="string" office:string-value="SLApproachMain.userAddingPointPc = JsonUtil.GetIntValue(configFile, &quot;userAddingPointPc&quot;)" calcext:value-type="string">
            <text:p>SLApproachMain.userAddingPointPc = JsonUtil.GetIntValue(configFile, "userAddingPointPc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serAddingRapePointPc</text:p>
          </table:table-cell>
          <table:table-cell/>
          <table:table-cell table:formula="of:=T(IF([.A22]=&quot;bool&quot;; &quot;Int&quot;; PROPER([.A22])))" office:value-type="string" office:string-value="Int" calcext:value-type="string">
            <text:p>Int</text:p>
          </table:table-cell>
          <table:table-cell table:formula="of:=T(IF([.A22]=&quot;bool&quot;;&quot; as int&quot;;&quot;&quot;))">
            <text:p/>
          </table:table-cell>
          <table:table-cell/>
          <table:table-cell table:formula="of:=IF([.A22]&lt;&gt;&quot;&quot;; &quot;JsonUtil.Set&quot; &amp; [.D22] &amp; &quot;Value(&quot; &amp; [.$B$1] &amp; &quot;, &quot;&quot;&quot; &amp; [.B22] &amp; &quot;&quot;&quot;, SLApproachMain.&quot; &amp; [.B22] &amp; [.E22] &amp; &quot;)&quot;; &quot;&quot;)" office:value-type="string" office:string-value="JsonUtil.SetIntValue(configFile, &quot;userAddingRapePointPc&quot;, SLApproachMain.userAddingRapePointPc)" calcext:value-type="string">
            <text:p>JsonUtil.SetIntValue(configFile, "userAddingRapePointPc", SLApproachMain.userAddingRapePointPc)</text:p>
          </table:table-cell>
          <table:table-cell table:formula="of:=IF([.A22]&lt;&gt;&quot;&quot;; &quot;SLApproachMain.&quot; &amp; [.B22] &amp; &quot; = JsonUtil.Get&quot; &amp; [.D22] &amp; &quot;Value(&quot; &amp; [.$B$1] &amp; &quot;, &quot;&quot;&quot; &amp; [.B22] &amp; &quot;&quot;&quot;)&quot;; &quot;&quot;)" office:value-type="string" office:string-value="SLApproachMain.userAddingRapePointPc = JsonUtil.GetIntValue(configFile, &quot;userAddingRapePointPc&quot;)" calcext:value-type="string">
            <text:p>SLApproachMain.userAddingRapePointPc = JsonUtil.GetIntValue(configFile, "userAddingRapePointPc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serAddingHugPointPc</text:p>
          </table:table-cell>
          <table:table-cell/>
          <table:table-cell table:formula="of:=T(IF([.A23]=&quot;bool&quot;; &quot;Int&quot;; PROPER([.A23])))" office:value-type="string" office:string-value="Int" calcext:value-type="string">
            <text:p>Int</text:p>
          </table:table-cell>
          <table:table-cell table:formula="of:=T(IF([.A23]=&quot;bool&quot;;&quot; as int&quot;;&quot;&quot;))">
            <text:p/>
          </table:table-cell>
          <table:table-cell/>
          <table:table-cell table:formula="of:=IF([.A23]&lt;&gt;&quot;&quot;; &quot;JsonUtil.Set&quot; &amp; [.D23] &amp; &quot;Value(&quot; &amp; [.$B$1] &amp; &quot;, &quot;&quot;&quot; &amp; [.B23] &amp; &quot;&quot;&quot;, SLApproachMain.&quot; &amp; [.B23] &amp; [.E23] &amp; &quot;)&quot;; &quot;&quot;)" office:value-type="string" office:string-value="JsonUtil.SetIntValue(configFile, &quot;userAddingHugPointPc&quot;, SLApproachMain.userAddingHugPointPc)" calcext:value-type="string">
            <text:p>JsonUtil.SetIntValue(configFile, "userAddingHugPointPc", SLApproachMain.userAddingHugPointPc)</text:p>
          </table:table-cell>
          <table:table-cell table:formula="of:=IF([.A23]&lt;&gt;&quot;&quot;; &quot;SLApproachMain.&quot; &amp; [.B23] &amp; &quot; = JsonUtil.Get&quot; &amp; [.D23] &amp; &quot;Value(&quot; &amp; [.$B$1] &amp; &quot;, &quot;&quot;&quot; &amp; [.B23] &amp; &quot;&quot;&quot;)&quot;; &quot;&quot;)" office:value-type="string" office:string-value="SLApproachMain.userAddingHugPointPc = JsonUtil.GetIntValue(configFile, &quot;userAddingHugPointPc&quot;)" calcext:value-type="string">
            <text:p>SLApproachMain.userAddingHugPointPc = JsonUtil.GetIntValue(configFile, "userAddingHugPointPc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serAddingKissPointPc</text:p>
          </table:table-cell>
          <table:table-cell/>
          <table:table-cell table:formula="of:=T(IF([.A24]=&quot;bool&quot;; &quot;Int&quot;; PROPER([.A24])))" office:value-type="string" office:string-value="Int" calcext:value-type="string">
            <text:p>Int</text:p>
          </table:table-cell>
          <table:table-cell table:formula="of:=T(IF([.A24]=&quot;bool&quot;;&quot; as int&quot;;&quot;&quot;))">
            <text:p/>
          </table:table-cell>
          <table:table-cell/>
          <table:table-cell table:formula="of:=IF([.A24]&lt;&gt;&quot;&quot;; &quot;JsonUtil.Set&quot; &amp; [.D24] &amp; &quot;Value(&quot; &amp; [.$B$1] &amp; &quot;, &quot;&quot;&quot; &amp; [.B24] &amp; &quot;&quot;&quot;, SLApproachMain.&quot; &amp; [.B24] &amp; [.E24] &amp; &quot;)&quot;; &quot;&quot;)" office:value-type="string" office:string-value="JsonUtil.SetIntValue(configFile, &quot;userAddingKissPointPc&quot;, SLApproachMain.userAddingKissPointPc)" calcext:value-type="string">
            <text:p>JsonUtil.SetIntValue(configFile, "userAddingKissPointPc", SLApproachMain.userAddingKissPointPc)</text:p>
          </table:table-cell>
          <table:table-cell table:formula="of:=IF([.A24]&lt;&gt;&quot;&quot;; &quot;SLApproachMain.&quot; &amp; [.B24] &amp; &quot; = JsonUtil.Get&quot; &amp; [.D24] &amp; &quot;Value(&quot; &amp; [.$B$1] &amp; &quot;, &quot;&quot;&quot; &amp; [.B24] &amp; &quot;&quot;&quot;)&quot;; &quot;&quot;)" office:value-type="string" office:string-value="SLApproachMain.userAddingKissPointPc = JsonUtil.GetIntValue(configFile, &quot;userAddingKissPointPc&quot;)" calcext:value-type="string">
            <text:p>SLApproachMain.userAddingKissPointPc = JsonUtil.GetIntValue(configFile, "userAddingKissPointPc")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serAddingPointNpc</text:p>
          </table:table-cell>
          <table:table-cell/>
          <table:table-cell table:formula="of:=T(IF([.A26]=&quot;bool&quot;; &quot;Int&quot;; PROPER([.A26])))" office:value-type="string" office:string-value="Int" calcext:value-type="string">
            <text:p>Int</text:p>
          </table:table-cell>
          <table:table-cell table:formula="of:=T(IF([.A26]=&quot;bool&quot;;&quot; as int&quot;;&quot;&quot;))">
            <text:p/>
          </table:table-cell>
          <table:table-cell/>
          <table:table-cell table:formula="of:=IF([.A26]&lt;&gt;&quot;&quot;; &quot;JsonUtil.Set&quot; &amp; [.D26] &amp; &quot;Value(&quot; &amp; [.$B$1] &amp; &quot;, &quot;&quot;&quot; &amp; [.B26] &amp; &quot;&quot;&quot;, SLApproachMain.&quot; &amp; [.B26] &amp; [.E26] &amp; &quot;)&quot;; &quot;&quot;)" office:value-type="string" office:string-value="JsonUtil.SetIntValue(configFile, &quot;userAddingPointNpc&quot;, SLApproachMain.userAddingPointNpc)" calcext:value-type="string">
            <text:p>JsonUtil.SetIntValue(configFile, "userAddingPointNpc", SLApproachMain.userAddingPointNpc)</text:p>
          </table:table-cell>
          <table:table-cell table:formula="of:=IF([.A26]&lt;&gt;&quot;&quot;; &quot;SLApproachMain.&quot; &amp; [.B26] &amp; &quot; = JsonUtil.Get&quot; &amp; [.D26] &amp; &quot;Value(&quot; &amp; [.$B$1] &amp; &quot;, &quot;&quot;&quot; &amp; [.B26] &amp; &quot;&quot;&quot;)&quot;; &quot;&quot;)" office:value-type="string" office:string-value="SLApproachMain.userAddingPointNpc = JsonUtil.GetIntValue(configFile, &quot;userAddingPointNpc&quot;)" calcext:value-type="string">
            <text:p>SLApproachMain.userAddingPointNpc = JsonUtil.GetIntValue(configFile, "userAddingPointNpc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serAddingRapePointNpc</text:p>
          </table:table-cell>
          <table:table-cell/>
          <table:table-cell table:formula="of:=T(IF([.A27]=&quot;bool&quot;; &quot;Int&quot;; PROPER([.A27])))" office:value-type="string" office:string-value="Int" calcext:value-type="string">
            <text:p>Int</text:p>
          </table:table-cell>
          <table:table-cell table:formula="of:=T(IF([.A27]=&quot;bool&quot;;&quot; as int&quot;;&quot;&quot;))">
            <text:p/>
          </table:table-cell>
          <table:table-cell/>
          <table:table-cell table:formula="of:=IF([.A27]&lt;&gt;&quot;&quot;; &quot;JsonUtil.Set&quot; &amp; [.D27] &amp; &quot;Value(&quot; &amp; [.$B$1] &amp; &quot;, &quot;&quot;&quot; &amp; [.B27] &amp; &quot;&quot;&quot;, SLApproachMain.&quot; &amp; [.B27] &amp; [.E27] &amp; &quot;)&quot;; &quot;&quot;)" office:value-type="string" office:string-value="JsonUtil.SetIntValue(configFile, &quot;userAddingRapePointNpc&quot;, SLApproachMain.userAddingRapePointNpc)" calcext:value-type="string">
            <text:p>JsonUtil.SetIntValue(configFile, "userAddingRapePointNpc", SLApproachMain.userAddingRapePointNpc)</text:p>
          </table:table-cell>
          <table:table-cell table:formula="of:=IF([.A27]&lt;&gt;&quot;&quot;; &quot;SLApproachMain.&quot; &amp; [.B27] &amp; &quot; = JsonUtil.Get&quot; &amp; [.D27] &amp; &quot;Value(&quot; &amp; [.$B$1] &amp; &quot;, &quot;&quot;&quot; &amp; [.B27] &amp; &quot;&quot;&quot;)&quot;; &quot;&quot;)" office:value-type="string" office:string-value="SLApproachMain.userAddingRapePointNpc = JsonUtil.GetIntValue(configFile, &quot;userAddingRapePointNpc&quot;)" calcext:value-type="string">
            <text:p>SLApproachMain.userAddingRapePointNpc = JsonUtil.GetIntValue(configFile, "userAddingRapePointNpc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serAddingHugPointNpc</text:p>
          </table:table-cell>
          <table:table-cell/>
          <table:table-cell table:formula="of:=T(IF([.A28]=&quot;bool&quot;; &quot;Int&quot;; PROPER([.A28])))" office:value-type="string" office:string-value="Int" calcext:value-type="string">
            <text:p>Int</text:p>
          </table:table-cell>
          <table:table-cell table:formula="of:=T(IF([.A28]=&quot;bool&quot;;&quot; as int&quot;;&quot;&quot;))">
            <text:p/>
          </table:table-cell>
          <table:table-cell/>
          <table:table-cell table:formula="of:=IF([.A28]&lt;&gt;&quot;&quot;; &quot;JsonUtil.Set&quot; &amp; [.D28] &amp; &quot;Value(&quot; &amp; [.$B$1] &amp; &quot;, &quot;&quot;&quot; &amp; [.B28] &amp; &quot;&quot;&quot;, SLApproachMain.&quot; &amp; [.B28] &amp; [.E28] &amp; &quot;)&quot;; &quot;&quot;)" office:value-type="string" office:string-value="JsonUtil.SetIntValue(configFile, &quot;userAddingHugPointNpc&quot;, SLApproachMain.userAddingHugPointNpc)" calcext:value-type="string">
            <text:p>JsonUtil.SetIntValue(configFile, "userAddingHugPointNpc", SLApproachMain.userAddingHugPointNpc)</text:p>
          </table:table-cell>
          <table:table-cell table:formula="of:=IF([.A28]&lt;&gt;&quot;&quot;; &quot;SLApproachMain.&quot; &amp; [.B28] &amp; &quot; = JsonUtil.Get&quot; &amp; [.D28] &amp; &quot;Value(&quot; &amp; [.$B$1] &amp; &quot;, &quot;&quot;&quot; &amp; [.B28] &amp; &quot;&quot;&quot;)&quot;; &quot;&quot;)" office:value-type="string" office:string-value="SLApproachMain.userAddingHugPointNpc = JsonUtil.GetIntValue(configFile, &quot;userAddingHugPointNpc&quot;)" calcext:value-type="string">
            <text:p>SLApproachMain.userAddingHugPointNpc = JsonUtil.GetIntValue(configFile, "userAddingHugPointNpc"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serAddingKissPointNpc</text:p>
          </table:table-cell>
          <table:table-cell/>
          <table:table-cell table:formula="of:=T(IF([.A29]=&quot;bool&quot;; &quot;Int&quot;; PROPER([.A29])))" office:value-type="string" office:string-value="Int" calcext:value-type="string">
            <text:p>Int</text:p>
          </table:table-cell>
          <table:table-cell table:formula="of:=T(IF([.A29]=&quot;bool&quot;;&quot; as int&quot;;&quot;&quot;))">
            <text:p/>
          </table:table-cell>
          <table:table-cell/>
          <table:table-cell table:formula="of:=IF([.A29]&lt;&gt;&quot;&quot;; &quot;JsonUtil.Set&quot; &amp; [.D29] &amp; &quot;Value(&quot; &amp; [.$B$1] &amp; &quot;, &quot;&quot;&quot; &amp; [.B29] &amp; &quot;&quot;&quot;, SLApproachMain.&quot; &amp; [.B29] &amp; [.E29] &amp; &quot;)&quot;; &quot;&quot;)" office:value-type="string" office:string-value="JsonUtil.SetIntValue(configFile, &quot;userAddingKissPointNpc&quot;, SLApproachMain.userAddingKissPointNpc)" calcext:value-type="string">
            <text:p>JsonUtil.SetIntValue(configFile, "userAddingKissPointNpc", SLApproachMain.userAddingKissPointNpc)</text:p>
          </table:table-cell>
          <table:table-cell table:formula="of:=IF([.A29]&lt;&gt;&quot;&quot;; &quot;SLApproachMain.&quot; &amp; [.B29] &amp; &quot; = JsonUtil.Get&quot; &amp; [.D29] &amp; &quot;Value(&quot; &amp; [.$B$1] &amp; &quot;, &quot;&quot;&quot; &amp; [.B29] &amp; &quot;&quot;&quot;)&quot;; &quot;&quot;)" office:value-type="string" office:string-value="SLApproachMain.userAddingKissPointNpc = JsonUtil.GetIntValue(configFile, &quot;userAddingKissPointNpc&quot;)" calcext:value-type="string">
            <text:p>SLApproachMain.userAddingKissPointNpc = JsonUtil.GetIntValue(configFile, "userAddingKissPointNpc")</text:p>
          </table:table-cell>
          <table:table-cell table:number-columns-repeated="56"/>
        </table:table-row>
        <table:table-row table:style-name="ro1">
          <table:table-cell table:number-columns-repeated="3"/>
          <table:table-cell table:formula="of:=T(IF([.A30]=&quot;bool&quot;; &quot;Int&quot;; PROPER([.A30])))">
            <text:p/>
          </table:table-cell>
          <table:table-cell table:formula="of:=T(IF([.A30]=&quot;bool&quot;;&quot; as int&quot;;&quot;&quot;))">
            <text:p/>
          </table:table-cell>
          <table:table-cell/>
          <table:table-cell table:formula="of:=IF([.A30]&lt;&gt;&quot;&quot;; &quot;JsonUtil.Set&quot; &amp; [.D30] &amp; &quot;Value(&quot; &amp; [.$B$1] &amp; &quot;, &quot;&quot;&quot; &amp; [.B30] &amp; &quot;&quot;&quot;, &quot; &amp; [.B30] &amp; [.E30] &amp; &quot;)&quot;; &quot;&quot;)">
            <text:p/>
          </table:table-cell>
          <table:table-cell table:formula="of:=IF([.A30]&lt;&gt;&quot;&quot;; [.B30] &amp; &quot; = JsonUtil.Get&quot; &amp; [.D30] &amp; &quot;Value(&quot; &amp; [.$B$1] &amp; &quot;, &quot;&quot;&quot; &amp; [.B30] &amp; &quot;&quot;&quot;)&quot;; &quot;&quot;)">
            <text:p/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LApproachDialogArousal</text:p>
          </table:table-cell>
          <table:table-cell/>
          <table:table-cell table:formula="of:=T(IF([.A32]=&quot;bool&quot;; &quot;Int&quot;; PROPER([.A32])))" office:value-type="string" office:string-value="Int" calcext:value-type="string">
            <text:p>Int</text:p>
          </table:table-cell>
          <table:table-cell table:number-columns-repeated="2"/>
          <table:table-cell table:formula="of:=IF([.A32]&lt;&gt;&quot;&quot;; &quot;JsonUtil.Set&quot; &amp; [.D32] &amp; &quot;Value(&quot; &amp; [.$B$1] &amp; &quot;, &quot;&quot;&quot; &amp; [.B32] &amp; &quot;&quot;&quot;, &quot; &amp; [.B32] &amp; [.E32] &amp; &quot;.GetValue() as int)&quot;; &quot;&quot;)" office:value-type="string" office:string-value="JsonUtil.SetIntValue(configFile, &quot;SLApproachDialogArousal&quot;, SLApproachDialogArousal.GetValue() as int)" calcext:value-type="string">
            <text:p>JsonUtil.SetIntValue(configFile, "SLApproachDialogArousal", SLApproachDialogArousal.GetValue() as int)</text:p>
          </table:table-cell>
          <table:table-cell table:formula="of:=IF([.A32]&lt;&gt;&quot;&quot;; [.B32] &amp; &quot;.SetValue(JsonUtil.Get&quot; &amp; [.D32] &amp; &quot;Value(&quot; &amp; [.$B$1] &amp; &quot;, &quot;&quot;&quot; &amp; [.B32] &amp; &quot;&quot;&quot;))&quot;; &quot;&quot;)" office:value-type="string" office:string-value="SLApproachDialogArousal.SetValue(JsonUtil.GetIntValue(configFile, &quot;SLApproachDialogArousal&quot;))" calcext:value-type="string">
            <text:p>SLApproachDialogArousal.SetValue(JsonUtil.GetIntValue(configFile, "SLApproachDialogArousal")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LApproachMultiplayPercent</text:p>
          </table:table-cell>
          <table:table-cell/>
          <table:table-cell table:formula="of:=T(IF([.A33]=&quot;bool&quot;; &quot;Int&quot;; PROPER([.A33])))" office:value-type="string" office:string-value="Int" calcext:value-type="string">
            <text:p>Int</text:p>
          </table:table-cell>
          <table:table-cell table:formula="of:=T(IF([.A33]=&quot;bool&quot;;&quot; as int&quot;;&quot;&quot;))">
            <text:p/>
          </table:table-cell>
          <table:table-cell/>
          <table:table-cell table:formula="of:=IF([.A33]&lt;&gt;&quot;&quot;; &quot;JsonUtil.Set&quot; &amp; [.D33] &amp; &quot;Value(&quot; &amp; [.$B$1] &amp; &quot;, &quot;&quot;&quot; &amp; [.B33] &amp; &quot;&quot;&quot;, &quot; &amp; [.B33] &amp; [.E33] &amp; &quot;.GetValue() as int)&quot;; &quot;&quot;)" office:value-type="string" office:string-value="JsonUtil.SetIntValue(configFile, &quot;SLApproachMultiplayPercent&quot;, SLApproachMultiplayPercent.GetValue() as int)" calcext:value-type="string">
            <text:p>JsonUtil.SetIntValue(configFile, "SLApproachMultiplayPercent", SLApproachMultiplayPercent.GetValue() as int)</text:p>
          </table:table-cell>
          <table:table-cell table:formula="of:=IF([.A33]&lt;&gt;&quot;&quot;; [.B33] &amp; &quot;.SetValue(JsonUtil.Get&quot; &amp; [.D33] &amp; &quot;Value(&quot; &amp; [.$B$1] &amp; &quot;, &quot;&quot;&quot; &amp; [.B33] &amp; &quot;&quot;&quot;))&quot;; &quot;&quot;)" office:value-type="string" office:string-value="SLApproachMultiplayPercent.SetValue(JsonUtil.GetIntValue(configFile, &quot;SLApproachMultiplayPercent&quot;))" calcext:value-type="string">
            <text:p>SLApproachMultiplayPercent.SetValue(JsonUtil.GetIntValue(configFile, "SLApproachMultiplayPercent"))</text:p>
          </table:table-cell>
          <table:table-cell table:number-columns-repeated="56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00/00/00</text:date>, <text:time style:data-style-name="N2" text:time-value="21:54:17.80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6-28T21:55:37.272000000</dc:date>
    <meta:editing-duration>PT1H28M11S</meta:editing-duration>
    <meta:editing-cycles>9</meta:editing-cycles>
    <meta:generator>LibreOffice/6.3.5.2$Windows_X86_64 LibreOffice_project/dd0751754f11728f69b42ee2af66670068624673</meta:generator>
    <meta:document-statistic meta:table-count="1" meta:cell-count="148" meta:object-count="0"/>
  </office:meta>
</office:document-meta>
</file>